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21d11" officeooo:paragraph-rsid="00186ff7"/>
    </style:style>
    <style:style style:name="P2" style:family="paragraph" style:parent-style-name="Standard" style:list-style-name="L1">
      <style:text-properties officeooo:rsid="0002b0a8" officeooo:paragraph-rsid="0002b0a8"/>
    </style:style>
    <style:style style:name="P3" style:family="paragraph" style:parent-style-name="Standard" style:list-style-name="L1">
      <style:text-properties officeooo:rsid="0003776e" officeooo:paragraph-rsid="0003776e"/>
    </style:style>
    <style:style style:name="P4" style:family="paragraph" style:parent-style-name="Standard" style:list-style-name="L1">
      <style:text-properties officeooo:rsid="000748d4" officeooo:paragraph-rsid="000748d4"/>
    </style:style>
    <style:style style:name="P5" style:family="paragraph" style:parent-style-name="Standard" style:list-style-name="L1">
      <style:text-properties officeooo:rsid="00090fa0" officeooo:paragraph-rsid="00090fa0"/>
    </style:style>
    <style:style style:name="P6" style:family="paragraph" style:parent-style-name="Standard" style:list-style-name="L1">
      <style:text-properties officeooo:rsid="000a99ff" officeooo:paragraph-rsid="000a99ff"/>
    </style:style>
    <style:style style:name="P7" style:family="paragraph" style:parent-style-name="Standard" style:list-style-name="L1">
      <style:text-properties officeooo:rsid="000c36fe" officeooo:paragraph-rsid="000c36fe"/>
    </style:style>
    <style:style style:name="P8" style:family="paragraph" style:parent-style-name="Standard" style:list-style-name="L1">
      <style:text-properties officeooo:rsid="000d8e99" officeooo:paragraph-rsid="000d8e99"/>
    </style:style>
    <style:style style:name="P9" style:family="paragraph" style:parent-style-name="Standard" style:list-style-name="L1">
      <style:text-properties officeooo:rsid="000f2046" officeooo:paragraph-rsid="000f2046"/>
    </style:style>
    <style:style style:name="P10" style:family="paragraph" style:parent-style-name="Standard" style:list-style-name="L1">
      <style:text-properties officeooo:rsid="000f2046" officeooo:paragraph-rsid="000d8e99"/>
    </style:style>
    <style:style style:name="P11" style:family="paragraph" style:parent-style-name="Standard" style:list-style-name="L1">
      <style:text-properties officeooo:rsid="000fb2a3" officeooo:paragraph-rsid="000fb2a3"/>
    </style:style>
    <style:style style:name="P12" style:family="paragraph" style:parent-style-name="Standard" style:list-style-name="L1">
      <style:text-properties officeooo:rsid="00109057" officeooo:paragraph-rsid="00109057"/>
    </style:style>
    <style:style style:name="P13" style:family="paragraph" style:parent-style-name="Standard" style:list-style-name="L1">
      <style:text-properties officeooo:rsid="0011fea1" officeooo:paragraph-rsid="0011fea1"/>
    </style:style>
    <style:style style:name="P14" style:family="paragraph" style:parent-style-name="Standard" style:list-style-name="L1">
      <style:text-properties officeooo:rsid="001501b5" officeooo:paragraph-rsid="001501b5"/>
    </style:style>
    <style:style style:name="P15" style:family="paragraph" style:parent-style-name="Standard" style:list-style-name="L1">
      <style:text-properties officeooo:rsid="00164130" officeooo:paragraph-rsid="00164130"/>
    </style:style>
    <style:style style:name="P16" style:family="paragraph" style:parent-style-name="Standard" style:list-style-name="L1">
      <style:text-properties officeooo:rsid="00165194" officeooo:paragraph-rsid="00165194"/>
    </style:style>
    <style:style style:name="P17" style:family="paragraph" style:parent-style-name="Standard">
      <style:text-properties officeooo:rsid="00165194" officeooo:paragraph-rsid="00165194"/>
    </style:style>
    <style:style style:name="P18" style:family="paragraph" style:parent-style-name="Standard" style:list-style-name="L2">
      <style:text-properties officeooo:rsid="0018c2f8" officeooo:paragraph-rsid="0018c2f8"/>
    </style:style>
    <style:style style:name="P19" style:family="paragraph" style:parent-style-name="Standard" style:list-style-name="L2">
      <style:text-properties officeooo:rsid="0019c7b1" officeooo:paragraph-rsid="0019c7b1"/>
    </style:style>
    <style:style style:name="P20" style:family="paragraph" style:parent-style-name="Standard" style:list-style-name="L2">
      <style:text-properties officeooo:rsid="0019c7b1" officeooo:paragraph-rsid="001b9f8c"/>
    </style:style>
    <style:style style:name="P21" style:family="paragraph" style:parent-style-name="Standard" style:list-style-name="L2">
      <style:text-properties officeooo:rsid="001b9f8c" officeooo:paragraph-rsid="001b9f8c"/>
    </style:style>
    <style:style style:name="P22" style:family="paragraph" style:parent-style-name="Standard" style:list-style-name="L2">
      <style:text-properties style:text-underline-style="solid" style:text-underline-width="auto" style:text-underline-color="font-color" fo:font-weight="bold" officeooo:rsid="001e0887" officeooo:paragraph-rsid="001e0887" style:font-weight-asian="bold" style:font-weight-complex="bold"/>
    </style:style>
    <style:style style:name="P23" style:family="paragraph" style:parent-style-name="Standard" style:list-style-name="L2">
      <style:text-properties style:text-underline-style="none" fo:font-weight="normal" officeooo:rsid="001ffa8b" officeooo:paragraph-rsid="001ffa8b" style:font-weight-asian="normal" style:font-weight-complex="normal"/>
    </style:style>
    <style:style style:name="T1" style:family="text">
      <style:text-properties officeooo:rsid="00186ff7"/>
    </style:style>
    <style:style style:name="T2" style:family="text">
      <style:text-properties officeooo:rsid="000435ad"/>
    </style:style>
    <style:style style:name="T3" style:family="text">
      <style:text-properties officeooo:rsid="00084cb4"/>
    </style:style>
    <style:style style:name="T4" style:family="text">
      <style:text-properties officeooo:rsid="000d8e99"/>
    </style:style>
    <style:style style:name="T5" style:family="text">
      <style:text-properties officeooo:rsid="00134a46"/>
    </style:style>
    <style:style style:name="T6" style:family="text">
      <style:text-properties officeooo:rsid="001b9f8c"/>
    </style:style>
    <style:style style:name="T7" style:family="text">
      <style:text-properties officeooo:rsid="001f06a9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60674156" text:style-name="L1">
        <text:list-item>
          <text:p text:style-name="P2">Transmission Control Protocol (TCP)</text:p>
        </text:list-item>
        <text:list-item>
          <text:p text:style-name="P2">Internet Protocol (IP)</text:p>
        </text:list-item>
        <text:list-item>
          <text:p text:style-name="P2">Different types of Email</text:p>
          <text:list>
            <text:list-item>
              <text:p text:style-name="P2">Most use Simple Mail Transfer Protocol (SMTP)</text:p>
            </text:list-item>
            <text:list-item>
              <text:p text:style-name="P2">Post Office Protocol (POP3)</text:p>
            </text:list-item>
          </text:list>
        </text:list-item>
        <text:list-item>
          <text:p text:style-name="P3">Hosts</text:p>
          <text:list>
            <text:list-item>
              <text:p text:style-name="P3">End systems-<text:span text:style-name="T2">Internet of things (IOT) aka edge</text:span></text:p>
            </text:list-item>
          </text:list>
        </text:list-item>
        <text:list-item>
          <text:p text:style-name="P4">Network Core- level next to end systems controlled by ISPs such as ATT, WOW, ect.</text:p>
        </text:list-item>
        <text:list-item>
          <text:p text:style-name="P4">Access Network-<text:span text:style-name="T3">The next layer of networking</text:span></text:p>
        </text:list-item>
        <text:list-item>
          <text:p text:style-name="P5">Protocols</text:p>
          <text:list>
            <text:list-item>
              <text:p text:style-name="P5">TCP</text:p>
            </text:list-item>
            <text:list-item>
              <text:p text:style-name="P5">IP</text:p>
            </text:list-item>
            <text:list-item>
              <text:p text:style-name="P5">HTTP -Hyper Text Transfer Protocols</text:p>
            </text:list-item>
            <text:list-item>
              <text:p text:style-name="P5">FTP-File Transfer Protocol</text:p>
            </text:list-item>
            <text:list-item>
              <text:p text:style-name="P5">PPP-Peer-to-Peer Protocol</text:p>
            </text:list-item>
          </text:list>
        </text:list-item>
        <text:list-item>
          <text:p text:style-name="P6">Internet -Network of networks</text:p>
          <text:list>
            <text:list-item>
              <text:p text:style-name="P6">public vs private</text:p>
              <text:list>
                <text:list-item>
                  <text:p text:style-name="P6">RFC-Request for comments</text:p>
                </text:list-item>
                <text:list-item>
                  <text:p text:style-name="P6">IETF-Internet Engineering Task Force</text:p>
                </text:list-item>
              </text:list>
            </text:list-item>
          </text:list>
        </text:list-item>
        <text:list-item>
          <text:p text:style-name="P7">Two services from internet</text:p>
          <text:list>
            <text:list-item>
              <text:p text:style-name="P7">Nuts and Bolts</text:p>
              <text:list>
                <text:list-item>
                  <text:p text:style-name="P7">hardware</text:p>
                </text:list-item>
                <text:list-item>
                  <text:p text:style-name="P7">software</text:p>
                </text:list-item>
              </text:list>
            </text:list-item>
            <text:list-item>
              <text:p text:style-name="P7">Service-<text:span text:style-name="T4">Infrastructure</text:span></text:p>
              <text:list>
                <text:list-item>
                  <text:p text:style-name="P8">Connection Oriented</text:p>
                  <text:list>
                    <text:list-item>
                      <text:p text:style-name="P9">Such as a person sending a message to another person, that second person will receive</text:p>
                    </text:list-item>
                    <text:list-item>
                      <text:p text:style-name="P11">slow but reliable</text:p>
                    </text:list-item>
                  </text:list>
                </text:list-item>
                <text:list-item>
                  <text:p text:style-name="P10">Connection-less</text:p>
                  <text:list>
                    <text:list-item>
                      <text:p text:style-name="P9">Same as above, but the second person may receive the information.</text:p>
                    </text:list-item>
                    <text:list-item>
                      <text:p text:style-name="P11">Not reliable</text:p>
                    </text:list-item>
                  </text:list>
                </text:list-item>
                <text:list-item>
                  <text:p text:style-name="P9">30 fps to properly see video</text:p>
                </text:list-item>
              </text:list>
            </text:list-item>
          </text:list>
        </text:list-item>
        <text:list-item>
          <text:p text:style-name="P12">Protocols Defined</text:p>
          <text:list>
            <text:list-item>
              <text:p text:style-name="P12">Format and order of msgs sent and received among network entities</text:p>
            </text:list-item>
            <text:list-item>
              <text:p text:style-name="P12">Actions taken on msg transmission, receipt</text:p>
            </text:list-item>
          </text:list>
        </text:list-item>
        <text:list-item>
          <text:p text:style-name="P13">Network edge</text:p>
          <text:list>
            <text:list-item>
              <text:p text:style-name="P13">usually connected to edge routers</text:p>
            </text:list-item>
            <text:list-item>
              <text:p text:style-name="P13">applications and hosts</text:p>
            </text:list-item>
          </text:list>
        </text:list-item>
        <text:list-item>
          <text:p text:style-name="P13">Network Core</text:p>
          <text:list>
            <text:list-item>
              <text:p text:style-name="P13">routers, network services</text:p>
            </text:list-item>
            <text:list-item>
              <text:p text:style-name="P13">network of networks</text:p>
            </text:list-item>
          </text:list>
        </text:list-item>
        <text:list-item>
          <text:p text:style-name="P13">Access networks, physical media</text:p>
          <text:list>
            <text:list-item>
              <text:p text:style-name="P13">communication links</text:p>
            </text:list-item>
          </text:list>
        </text:list-item>
        <text:list-item>
          <text:p text:style-name="P13">**communication models**<text:span text:style-name="T5">(TEST MATERIAL)</text:span></text:p>
          <text:list>
            <text:list-item>
              <text:p text:style-name="P13">client/server model</text:p>
              <text:list>
                <text:list-item>
                  <text:p text:style-name="P13">client host request, receeives service from always-on server</text:p>
                </text:list-item>
                <text:list-item>
                  <text:p text:style-name="P13">such as web browsers/se3rver; email client/server</text:p>
                </text:list-item>
              </text:list>
            </text:list-item>
            <text:list-item>
              <text:p text:style-name="P13"><text:soft-page-break/>peer-peer model</text:p>
              <text:list>
                <text:list-item>
                  <text:p text:style-name="P13">minimal use or dedicated servers</text:p>
                </text:list-item>
                <text:list-item>
                  <text:p text:style-name="P13">such as Gnutella, KaZaA</text:p>
                </text:list-item>
              </text:list>
            </text:list-item>
            <text:list-item>
              <text:p text:style-name="P13">Hybrid</text:p>
              <text:list>
                <text:list-item>
                  <text:p text:style-name="P14">Mixture of both </text:p>
                  <text:list>
                    <text:list-item>
                      <text:p text:style-name="P14">such as facebook messaging services</text:p>
                    </text:list-item>
                  </text:list>
                </text:list-item>
              </text:list>
            </text:list-item>
            <text:list-item>
              <text:p text:style-name="P15">Connection Oriented Service</text:p>
              <text:list>
                <text:list-item>
                  <text:p text:style-name="P15">Goal is data transfer between end systems</text:p>
                </text:list-item>
                <text:list-item>
                  <text:p text:style-name="P15">handshaking: setup or prepare data transfer ahead of time</text:p>
                  <text:list>
                    <text:list-item>
                      <text:p text:style-name="P15">machines: set up “stat’ in two communicating hosts</text:p>
                    </text:list-item>
                  </text:list>
                </text:list-item>
                <text:list-item>
                  <text:p text:style-name="P15">Proocol used in this service:</text:p>
                  <text:list>
                    <text:list-item>
                      <text:p text:style-name="P15">TCP-Transmission Control</text:p>
                    </text:list-item>
                    <text:list-item>
                      <text:p text:style-name="P15">Internet’s connection oriented services</text:p>
                    </text:list-item>
                  </text:list>
                </text:list-item>
                <text:list-item>
                  <text:p text:style-name="P15">TCP service (RFC 793)-Services to minimize problems</text:p>
                  <text:list>
                    <text:list-item>
                      <text:p text:style-name="P15">reliable in order byte-stream data transfer</text:p>
                      <text:list>
                        <text:list-item>
                          <text:p text:style-name="P15">loss acknowledgment re-transmissions</text:p>
                        </text:list-item>
                      </text:list>
                    </text:list-item>
                    <text:list-item>
                      <text:p text:style-name="P15">Flow control</text:p>
                      <text:list>
                        <text:list-item>
                          <text:p text:style-name="P15">sender won’t overwhelm receiver</text:p>
                        </text:list-item>
                      </text:list>
                    </text:list-item>
                    <text:list-item>
                      <text:p text:style-name="P15">Congestion control</text:p>
                      <text:list>
                        <text:list-item>
                          <text:p text:style-name="P15">Senders “slow down sending rates” when network congested</text:p>
                        </text:list-item>
                        <text:list-item>
                          <text:p text:style-name="P16">END OF NOTES TO SLIDE 22 on Theory 2 slid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/>
      <text:list xml:id="list290435519" text:style-name="L2">
        <text:list-item>
          <text:p text:style-name="P18">Baseband—Better performance</text:p>
        </text:list-item>
        <text:list-item>
          <text:p text:style-name="P18">Broadband</text:p>
        </text:list-item>
        <text:list-item>
          <text:p text:style-name="P18">Gaps in between signals in order for information to be isolated and not cause distortion.</text:p>
        </text:list-item>
        <text:list-item>
          <text:p text:style-name="P18">100GB uses fiber cables</text:p>
        </text:list-item>
        <text:list-item>
          <text:p text:style-name="P19">Different frequencies for wireless</text:p>
          <text:list>
            <text:list-item>
              <text:p text:style-name="P20">Only one “AIR” medium</text:p>
            </text:list-item>
            <text:list-item>
              <text:p text:style-name="P20">802.<text:span text:style-name="T6">11</text:span>of 52 <text:span text:style-name="T6">to 790 MHz</text:span></text:p>
            </text:list-item>
            <text:list-item>
              <text:p text:style-name="P21">802.11oh 900MHz</text:p>
            </text:list-item>
            <text:list-item>
              <text:p text:style-name="P21">802.11b/g/n 2.4GHz</text:p>
            </text:list-item>
            <text:list-item>
              <text:p text:style-name="P21">802.11a/ac 5GHz</text:p>
            </text:list-item>
            <text:list-item>
              <text:p text:style-name="P21">802.11ad 60GHz</text:p>
            </text:list-item>
          </text:list>
        </text:list-item>
        <text:list-item>
          <text:p text:style-name="P22">TEST</text:p>
          <text:list>
            <text:list-item>
              <text:p text:style-name="P22">information on frequencies and what to use in which area <text:span text:style-name="T7">SLIDE 1-45</text:span></text:p>
            </text:list-item>
          </text:list>
        </text:list-item>
        <text:list-item>
          <text:p text:style-name="P23">Become familiar with terms from wireless lans</text:p>
        </text:list-item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1d11" officeooo:paragraph-rsid="00186ff7"/>
    </style:style>
    <style:style style:name="MT1" style:family="text">
      <style:text-properties officeooo:rsid="00186ff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pplied Networking Notes</text:span><text:tab/><text:tab/>CSCI-332-Spring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9:51:23.384064366</meta:creation-date>
    <meta:generator>LibreOffice/6.0.7.3$Linux_X86_64 LibreOffice_project/00m0$Build-3</meta:generator>
    <dc:date>2019-02-19T10:44:43.921156519</dc:date>
    <meta:editing-duration>PT1H4M7S</meta:editing-duration>
    <meta:editing-cycles>26</meta:editing-cycles>
    <meta:document-statistic meta:table-count="0" meta:image-count="0" meta:object-count="0" meta:page-count="2" meta:paragraph-count="83" meta:word-count="440" meta:character-count="2661" meta:non-whitespace-character-count="2384"/>
  </office:meta>
</office:document-meta>
</file>